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2" style:family="paragraph" style:parent-style-name="Heading_20_3">
      <style:paragraph-properties fo:margin-left="0cm" fo:margin-right="0cm" fo:margin-top="0cm" fo:margin-bottom="0.212cm" style:contextual-spacing="false" fo:line-height="114%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5" style:family="paragraph" style:parent-style-name="Preformatted_20_Text">
      <style:paragraph-properties fo:margin-top="0cm" fo:margin-bottom="0cm" style:contextual-spacing="false" fo:line-height="114%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7" style:family="paragraph" style:parent-style-name="Horizontal_20_Line">
      <style:text-properties style:font-name="Google Sans Text"/>
    </style:style>
    <style:style style:name="P8" style:family="paragraph" style:parent-style-name="Heading_20_1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9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10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11" style:family="paragraph" style:parent-style-name="Preformatted_20_Text" style:list-style-name="L1">
      <style:paragraph-properties fo:margin-left="0cm" fo:margin-right="0cm" fo:margin-top="0cm" fo:margin-bottom="0cm" style:contextual-spacing="false" fo:line-height="114%" fo:text-indent="0cm" style:auto-text-indent="false" fo:padding="0cm" fo:border="none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3" style:family="paragraph" style:parent-style-name="Preformatted_20_Text">
      <style:paragraph-properties fo:margin-top="0cm" fo:margin-bottom="0cm" style:contextual-spacing="false" fo:line-height="114%"/>
    </style:style>
    <style:style style:name="P14" style:family="paragraph" style:parent-style-name="Preformatted_20_Text" style:list-style-name="L4">
      <style:paragraph-properties fo:margin-left="0cm" fo:margin-right="0cm" fo:margin-top="0cm" fo:margin-bottom="0cm" style:contextual-spacing="false" fo:line-height="114%" fo:text-indent="0cm" style:auto-text-indent="false" fo:padding="0cm" fo:border="none"/>
    </style:style>
    <style:style style:name="P15" style:family="paragraph" style:parent-style-name="Preformatted_20_Text" style:list-style-name="L4">
      <style:paragraph-properties fo:margin-top="0cm" fo:margin-bottom="0cm" style:contextual-spacing="false" fo:line-height="114%" fo:padding="0cm" fo:border="none"/>
    </style:style>
    <style:style style:name="P16" style:family="paragraph" style:parent-style-name="Preformatted_20_Text">
      <style:paragraph-properties fo:margin-top="0cm" fo:margin-bottom="0.499cm" style:contextual-spacing="false"/>
    </style:style>
    <style:style style:name="P17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bold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9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0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21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2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3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4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5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26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7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8" style:family="paragraph" style:parent-style-name="Text_20_body">
      <style:paragraph-properties fo:margin-left="0cm" fo:margin-right="0cm" fo:text-indent="0cm" style:auto-text-indent="false"/>
    </style:style>
    <style:style style:name="P29" style:family="paragraph" style:parent-style-name="Text_20_body" style:list-style-name="L5"/>
    <style:style style:name="P30" style:family="paragraph" style:parent-style-name="Text_20_body" style:list-style-name="L6"/>
    <style:style style:name="P31" style:family="paragraph" style:parent-style-name="Text_20_body" style:list-style-name="L7"/>
    <style:style style:name="T1" style:family="text">
      <style:text-properties style:font-name="Google Sans Text"/>
    </style:style>
    <style:style style:name="T2" style:family="text">
      <style:text-properties style:font-name="Google Sans Text" fo:font-weight="bold"/>
    </style:style>
    <style:style style:name="T3" style:family="text">
      <style:text-properties style:font-name="Google Sans Text" fo:font-style="italic"/>
    </style:style>
    <style:style style:name="T4" style:family="text">
      <style:text-properties fo:font-style="italic"/>
    </style:style>
    <style:style style:name="T5" style:family="text">
      <style:text-properties style:font-name="Google Sans"/>
    </style:style>
    <style:style style:name="T6" style:family="text">
      <style:text-properties fo:font-weight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Örömmel! Egy ilyen moduláris, "App Factory" mintára épülő Flask alkalmazás tökéletes kiindulópont, és a Python backendes tudásodhoz is remekül fog illeszkedni. Kifejezetten olyan struktúrát állítottam össze, ami az iparági sztenderdeket követi, könnyen skálázható, és egyből indítható a terminálból.</text:p>
      <text:section text:style-name="Sect1" text:name="model-response-message-contentr_e2a7c7329e356bc1">
        <text:p text:style-name="P6">Íme egy komplett, Bootstrap 5-tel és Flask-Loginnal felvértezett kezdőcsomag.</text:p>
        <text:h text:style-name="P1" text:outline-level="3">1. A projekt könyvtárszerkezete</text:h>
        <text:p text:style-name="P6">Egy modern Flask app általában így épül fel, hogy elkerüljük a "körkörös importálás" (circular import) hibákat:</text:p>
        <text:p text:style-name="P6">Plaintext</text:p>
        <text:p text:style-name="P3"><text:span text:style-name="Source_20_Text"><text:span text:style-name="T1">flask_starter/</text:span></text:span></text:p>
        <text:p text:style-name="P5"><text:span text:style-name="Source_20_Text">├── </text:span><text:span text:style-name="Source_20_Text"><text:span text:style-name="T1">venv/ <text:s text:c="18"/># A virtuális környezeted (ezt a Python hozza létre)</text:span></text:span></text:p>
        <text:p text:style-name="P5"><text:span text:style-name="Source_20_Text">├── </text:span><text:span text:style-name="Source_20_Text"><text:span text:style-name="T1">.env <text:s text:c="19"/># Környezeti változók (titkos kulcsok, config)</text:span></text:span></text:p>
        <text:p text:style-name="P5"><text:span text:style-name="Source_20_Text">├── </text:span><text:span text:style-name="Source_20_Text"><text:span text:style-name="T1">requirements.txt <text:s text:c="7"/># Függőségek</text:span></text:span></text:p>
        <text:p text:style-name="P5"><text:span text:style-name="Source_20_Text">├── </text:span><text:span text:style-name="Source_20_Text"><text:span text:style-name="T1">run.py <text:s text:c="17"/># Az alkalmazás belépési pontja</text:span></text:span></text:p>
        <text:p text:style-name="P5"><text:span text:style-name="Source_20_Text">├── </text:span><text:span text:style-name="Source_20_Text"><text:span text:style-name="T1">README.md <text:s text:c="14"/># Dokumentáció</text:span></text:span></text:p>
        <text:p text:style-name="P5"><text:span text:style-name="Source_20_Text">├── </text:span><text:span text:style-name="Source_20_Text"><text:span text:style-name="T1">instance/ <text:s text:c="14"/># Ide generálódik az SQLite adatbázis (git-ből kizárandó)</text:span></text:span></text:p>
        <text:p text:style-name="P5"><text:span text:style-name="Source_20_Text">└── </text:span><text:span text:style-name="Source_20_Text"><text:span text:style-name="T1">app/ <text:s text:c="19"/># Maga az alkalmazás csomag</text:span></text:span></text:p>
        <text:p text:style-name="P5"><text:span text:style-name="Source_20_Text"><text:s text:c="4"/>├── </text:span><text:span text:style-name="Source_20_Text"><text:span text:style-name="T1">__init__.py <text:s text:c="8"/># App factory (create_app függvény)</text:span></text:span></text:p>
        <text:p text:style-name="P5"><text:span text:style-name="Source_20_Text"><text:s text:c="4"/>├── </text:span><text:span text:style-name="Source_20_Text"><text:span text:style-name="T1">config.py <text:s text:c="10"/># Konfigurációs osztályok (Dev/Prod)</text:span></text:span></text:p>
        <text:p text:style-name="P5"><text:span text:style-name="Source_20_Text"><text:s text:c="4"/>├── </text:span><text:span text:style-name="Source_20_Text"><text:span text:style-name="T1">extensions.py <text:s text:c="6"/># Kiegészítők (db, login) inicializálása</text:span></text:span></text:p>
        <text:p text:style-name="P5"><text:span text:style-name="Source_20_Text"><text:s text:c="4"/>├── </text:span><text:span text:style-name="Source_20_Text"><text:span text:style-name="T1">models.py <text:s text:c="10"/># Adatbázis modellek (pl. User)</text:span></text:span></text:p>
        <text:p text:style-name="P5"><text:span text:style-name="Source_20_Text"><text:s text:c="4"/>├── </text:span><text:span text:style-name="Source_20_Text"><text:span text:style-name="T1">auth/ <text:s text:c="14"/># Hitelesítési Blueprint</text:span></text:span></text:p>
        <text:p text:style-name="P5"><text:span text:style-name="Source_20_Text"><text:s text:c="4"/>│ <text:s text:c="2"/>├── </text:span><text:span text:style-name="Source_20_Text"><text:span text:style-name="T1">__init__.py</text:span></text:span></text:p>
        <text:p text:style-name="P5"><text:span text:style-name="Source_20_Text"><text:s text:c="4"/>│ <text:s text:c="2"/>├── </text:span><text:span text:style-name="Source_20_Text"><text:span text:style-name="T1">forms.py <text:s text:c="7"/># WTForms űrlapok (Login, Register)</text:span></text:span></text:p>
        <text:p text:style-name="P5"><text:span text:style-name="Source_20_Text"><text:s text:c="4"/>│ <text:s text:c="2"/>└── </text:span><text:span text:style-name="Source_20_Text"><text:span text:style-name="T1">routes.py <text:s text:c="6"/># Hitelesítési végpontok</text:span></text:span></text:p>
        <text:p text:style-name="P5"><text:span text:style-name="Source_20_Text"><text:s text:c="4"/>├── </text:span><text:span text:style-name="Source_20_Text"><text:span text:style-name="T1">main/ <text:s text:c="14"/># Főoldal Blueprint</text:span></text:span></text:p>
        <text:p text:style-name="P5"><text:span text:style-name="Source_20_Text"><text:s text:c="4"/>│ <text:s text:c="2"/>├── </text:span><text:span text:style-name="Source_20_Text"><text:span text:style-name="T1">__init__.py</text:span></text:span></text:p>
        <text:p text:style-name="P5"><text:span text:style-name="Source_20_Text"><text:s text:c="4"/>│ <text:s text:c="2"/>└── </text:span><text:span text:style-name="Source_20_Text"><text:span text:style-name="T1">routes.py</text:span></text:span></text:p>
        <text:p text:style-name="P5"><text:span text:style-name="Source_20_Text"><text:s text:c="4"/>├── </text:span><text:span text:style-name="Source_20_Text"><text:span text:style-name="T1">static/ <text:s text:c="12"/># Statikus fájlok</text:span></text:span></text:p>
        <text:p text:style-name="P5"><text:span text:style-name="Source_20_Text"><text:s text:c="4"/>│ <text:s text:c="2"/>├── </text:span><text:span text:style-name="Source_20_Text"><text:span text:style-name="T1">css/</text:span></text:span></text:p>
        <text:p text:style-name="P5"><text:span text:style-name="Source_20_Text"><text:s text:c="4"/>│ <text:s text:c="2"/>│ <text:s text:c="2"/>└── </text:span><text:span text:style-name="Source_20_Text"><text:span text:style-name="T1">style.css</text:span></text:span></text:p>
        <text:p text:style-name="P5"><text:span text:style-name="Source_20_Text"><text:s text:c="4"/>│ <text:s text:c="2"/>└── </text:span><text:span text:style-name="Source_20_Text"><text:span text:style-name="T1">img/</text:span></text:span></text:p>
        <text:p text:style-name="P5"><text:span text:style-name="Source_20_Text"><text:s text:c="4"/>│ <text:s text:c="6"/>└── </text:span><text:span text:style-name="Source_20_Text"><text:span text:style-name="T1">favicon.ico # Ikonok</text:span></text:span></text:p>
        <text:p text:style-name="P5"><text:span text:style-name="Source_20_Text"><text:s text:c="4"/>└── </text:span><text:span text:style-name="Source_20_Text"><text:span text:style-name="T1">templates/ <text:s text:c="9"/># Jinja2 sablonok</text:span></text:span></text:p>
        <text:p text:style-name="P5"><text:span text:style-name="Source_20_Text"><text:s text:c="8"/>├── </text:span><text:span text:style-name="Source_20_Text"><text:span text:style-name="T1">base.html <text:s text:c="6"/># Fő Bootstrap 5 keret</text:span></text:span></text:p>
        <text:p text:style-name="P5"><text:span text:style-name="Source_20_Text"><text:s text:c="8"/>├── </text:span><text:span text:style-name="Source_20_Text"><text:span text:style-name="T1">main/</text:span></text:span></text:p>
        <text:p text:style-name="P5"><text:span text:style-name="Source_20_Text"><text:s text:c="8"/>│ <text:s text:c="2"/>└── </text:span><text:span text:style-name="Source_20_Text"><text:span text:style-name="T1">index.html</text:span></text:span></text:p>
        <text:p text:style-name="P5"><text:span text:style-name="Source_20_Text"><text:s text:c="8"/>└── </text:span><text:span text:style-name="Source_20_Text"><text:span text:style-name="T1">auth/</text:span></text:span></text:p>
        <text:p text:style-name="P5"><text:span text:style-name="Source_20_Text"><text:s text:c="12"/>├── </text:span><text:span text:style-name="Source_20_Text"><text:span text:style-name="T1">login.html</text:span></text:span></text:p>
        <text:p text:style-name="P5"><text:span text:style-name="Source_20_Text"><text:s text:c="12"/>└── </text:span><text:span text:style-name="Source_20_Text"><text:span text:style-name="T1">register.html</text:span></text:span></text:p>
        <text:p text:style-name="Horizontal_20_Line"/>
        <text:h text:style-name="P1" text:outline-level="3"><text:soft-page-break/>2. Konfiguráció és Belépési pont</text:h>
        <text:p text:style-name="P4"><text:span text:style-name="Source_20_Text"><text:span text:style-name="T2">requirements.txt</text:span></text:span></text:p>
        <text:p text:style-name="P6">Ezekre a csomagokra lesz szükséged.</text:p>
        <text:p text:style-name="P6">Plaintext</text:p>
        <text:p text:style-name="P3"><text:span text:style-name="Source_20_Text"><text:span text:style-name="T1">Flask==3.0.2</text:span></text:span></text:p>
        <text:p text:style-name="P5"><text:span text:style-name="Source_20_Text"><text:span text:style-name="T1">Flask-SQLAlchemy==3.1.1</text:span></text:span></text:p>
        <text:p text:style-name="P5"><text:span text:style-name="Source_20_Text"><text:span text:style-name="T1">Flask-Login==0.6.3</text:span></text:span></text:p>
        <text:p text:style-name="P5"><text:span text:style-name="Source_20_Text"><text:span text:style-name="T1">Flask-WTF==1.2.1</text:span></text:span></text:p>
        <text:p text:style-name="P5"><text:span text:style-name="Source_20_Text"><text:span text:style-name="T1">python-dotenv==1.0.1</text:span></text:span></text:p>
        <text:p text:style-name="P5"><text:span text:style-name="Source_20_Text"><text:span text:style-name="T1">email-validator==2.1.1</text:span></text:span></text:p>
        <text:p text:style-name="P4"><text:span text:style-name="Source_20_Text"><text:span text:style-name="T2">.env</text:span></text:span></text:p>
        <text:p text:style-name="P6">Ez a fájl vezérli, hogy dev vagy prod módban fut-e az app. <text:span text:style-name="T4">Fontos: ezt sose tedd be git-be!</text:span></text:p>
        <text:p text:style-name="P6">Kódrészlet</text:p>
        <text:p text:style-name="P3"><text:span text:style-name="Source_20_Text"><text:span text:style-name="T1"># Állítsd 'production'-re, ha élesítesz</text:span></text:span></text:p>
        <text:p text:style-name="P5"><text:span text:style-name="Source_20_Text"><text:span text:style-name="T1">APP_ENV=development</text:span></text:span></text:p>
        <text:p text:style-name="P5"><text:span text:style-name="Source_20_Text"><text:span text:style-name="T1"># Generálj egy véletlenszerű kulcsot élesítés előtt (pl. python -c "import secrets; print(secrets.token_hex(16))")</text:span></text:span></text:p>
        <text:p text:style-name="P5"><text:span text:style-name="Source_20_Text"><text:span text:style-name="T1">SECRET_KEY=szuper_titkos_fejlesztoi_kulcs_123</text:span></text:span></text:p>
        <text:p text:style-name="P4"><text:span text:style-name="Source_20_Text"><text:span text:style-name="T2">run.py</text:span></text:span></text:p>
        <text:p text:style-name="P6">Ez indítja el az egészet a gyökérkönyvtárból.</text:p>
        <text:p text:style-name="P6">Python</text:p>
        <text:p text:style-name="P3"><text:span text:style-name="Source_20_Text"><text:span text:style-name="T1">from app import create_app</text:span></text:span></text:p>
        <text:p text:style-name="P5"/>
        <text:p text:style-name="P3"><text:span text:style-name="Source_20_Text"><text:span text:style-name="T1"># Itt hívjuk meg a factory függvényt</text:span></text:span></text:p>
        <text:p text:style-name="P5"><text:span text:style-name="Source_20_Text"><text:span text:style-name="T1">app = create_app()</text:span></text:span></text:p>
        <text:p text:style-name="P5"/>
        <text:p text:style-name="P3"><text:span text:style-name="Source_20_Text"><text:span text:style-name="T1">if __name__ == '__main__':</text:span></text:span></text:p>
        <text:p text:style-name="P3"><text:span text:style-name="Source_20_Text"><text:s text:c="4"/></text:span><text:span text:style-name="Source_20_Text"><text:span text:style-name="T1"># Csak fejlesztéskor fut ez a blokk (gunicorn/uwsgi nem ezt használja)</text:span></text:span></text:p>
        <text:p text:style-name="P3"><text:span text:style-name="Source_20_Text"><text:s text:c="4"/></text:span><text:span text:style-name="Source_20_Text"><text:span text:style-name="T1">app.run(debug=True)</text:span></text:span></text:p>
        <text:p text:style-name="Horizontal_20_Line"/>
        <text:h text:style-name="P2" text:outline-level="3"><text:span text:style-name="T5">3. Az Alkalmazás magja (Az </text:span><text:span text:style-name="Source_20_Text"><text:span text:style-name="T1">app</text:span></text:span><text:span text:style-name="T5"> mappa)</text:span></text:h>
        <text:p text:style-name="P4"><text:span text:style-name="Source_20_Text"><text:span text:style-name="T2">app/extensions.py</text:span></text:span></text:p>
        <text:p text:style-name="P6">A kiegészítőket itt hozzuk létre üresen. Így bármelyik blueprint importálhatja őket anélkül, hogy végtelen ciklusba futna a kód.</text:p>
        <text:p text:style-name="P6">Python</text:p>
        <text:p text:style-name="P3"><text:span text:style-name="Source_20_Text"><text:span text:style-name="T1">from flask_sqlalchemy import SQLAlchemy</text:span></text:span></text:p>
        <text:p text:style-name="P3"><text:soft-page-break/><text:span text:style-name="Source_20_Text"><text:span text:style-name="T1">from flask_login import LoginManager</text:span></text:span></text:p>
        <text:p text:style-name="P5"/>
        <text:p text:style-name="P5"><text:span text:style-name="Source_20_Text"><text:span text:style-name="T1">db = SQLAlchemy()</text:span></text:span></text:p>
        <text:p text:style-name="P5"><text:span text:style-name="Source_20_Text"><text:span text:style-name="T1">login_manager = LoginManager()</text:span></text:span></text:p>
        <text:p text:style-name="P4"><text:span text:style-name="Source_20_Text"><text:span text:style-name="T2">app/config.py</text:span></text:span></text:p>
        <text:p text:style-name="P4"><text:span text:style-name="T1">A </text:span><text:span text:style-name="Source_20_Text"><text:span text:style-name="T1">.env</text:span></text:span><text:span text:style-name="T1"> fájl alapján dönti el, melyik adatbázist használja.</text:span></text:p>
        <text:p text:style-name="P6">Python</text:p>
        <text:p text:style-name="P3"><text:span text:style-name="Source_20_Text"><text:span text:style-name="T1">import os</text:span></text:span></text:p>
        <text:p text:style-name="P5"/>
        <text:p text:style-name="P3"><text:span text:style-name="Source_20_Text"><text:span text:style-name="T1"># A projekt gyökérkönyvtárának meghatározása</text:span></text:span></text:p>
        <text:p text:style-name="P5"><text:span text:style-name="Source_20_Text"><text:span text:style-name="T1">BASE_DIR = os.path.abspath(os.path.dirname(os.path.dirname(__file__)))</text:span></text:span></text:p>
        <text:p text:style-name="P5"/>
        <text:p text:style-name="P3"><text:span text:style-name="Source_20_Text"><text:span text:style-name="T1">class Config:</text:span></text:span></text:p>
        <text:p text:style-name="P3"><text:span text:style-name="Source_20_Text"><text:s text:c="4"/></text:span><text:span text:style-name="Source_20_Text"><text:span text:style-name="T1">SECRET_KEY = os.environ.get('SECRET_KEY', 'default_fallback_key')</text:span></text:span></text:p>
        <text:p text:style-name="P3"><text:span text:style-name="Source_20_Text"><text:s text:c="4"/></text:span><text:span text:style-name="Source_20_Text"><text:span text:style-name="T1">SQLALCHEMY_TRACK_MODIFICATIONS = False</text:span></text:span></text:p>
        <text:p text:style-name="P5"/>
        <text:p text:style-name="P3"><text:span text:style-name="Source_20_Text"><text:span text:style-name="T1">class DevelopmentConfig(Config):</text:span></text:span></text:p>
        <text:p text:style-name="P3"><text:span text:style-name="Source_20_Text"><text:s text:c="4"/></text:span><text:span text:style-name="Source_20_Text"><text:span text:style-name="T1"># Fejlesztői adatbázis: dev.db</text:span></text:span></text:p>
        <text:p text:style-name="P3"><text:span text:style-name="Source_20_Text"><text:s text:c="4"/></text:span><text:span text:style-name="Source_20_Text"><text:span text:style-name="T1">SQLALCHEMY_DATABASE_URI = 'sqlite:///' + os.path.join(BASE_DIR, 'instance', 'dev.db')</text:span></text:span></text:p>
        <text:p text:style-name="P5"/>
        <text:p text:style-name="P3"><text:span text:style-name="Source_20_Text"><text:span text:style-name="T1">class ProductionConfig(Config):</text:span></text:span></text:p>
        <text:p text:style-name="P3"><text:span text:style-name="Source_20_Text"><text:s text:c="4"/></text:span><text:span text:style-name="Source_20_Text"><text:span text:style-name="T1"># Éles adatbázis: prod.db (vagy később PostgreSQL URL)</text:span></text:span></text:p>
        <text:p text:style-name="P3"><text:span text:style-name="Source_20_Text"><text:s text:c="4"/></text:span><text:span text:style-name="Source_20_Text"><text:span text:style-name="T1">SQLALCHEMY_DATABASE_URI = 'sqlite:///' + os.path.join(BASE_DIR, 'instance', 'prod.db')</text:span></text:span></text:p>
        <text:p text:style-name="P5"/>
        <text:p text:style-name="P3"><text:span text:style-name="Source_20_Text"><text:span text:style-name="T1"># Szótár a config könnyű kiválasztásához</text:span></text:span></text:p>
        <text:p text:style-name="P5"><text:span text:style-name="Source_20_Text"><text:span text:style-name="T1">config_dict = {</text:span></text:span></text:p>
        <text:p text:style-name="P3"><text:span text:style-name="Source_20_Text"><text:s text:c="4"/></text:span><text:span text:style-name="Source_20_Text"><text:span text:style-name="T1">'development': DevelopmentConfig,</text:span></text:span></text:p>
        <text:p text:style-name="P3"><text:span text:style-name="Source_20_Text"><text:s text:c="4"/></text:span><text:span text:style-name="Source_20_Text"><text:span text:style-name="T1">'production': ProductionConfig</text:span></text:span></text:p>
        <text:p text:style-name="P5"><text:span text:style-name="Source_20_Text"><text:span text:style-name="T1">}</text:span></text:span></text:p>
        <text:p text:style-name="P4"><text:span text:style-name="Source_20_Text"><text:span text:style-name="T2">app/__init__.py</text:span></text:span></text:p>
        <text:p text:style-name="P6">Ez a híres App Factory. Létrehozza a Flask app példányt, ráköti a konfigot és beregisztrálja a modulokat (blueprinteket).</text:p>
        <text:p text:style-name="P6">Python</text:p>
        <text:p text:style-name="P3"><text:span text:style-name="Source_20_Text"><text:span text:style-name="T1">import os</text:span></text:span></text:p>
        <text:p text:style-name="P3"><text:span text:style-name="Source_20_Text"><text:span text:style-name="T1">from flask import Flask</text:span></text:span></text:p>
        <text:p text:style-name="P3"><text:span text:style-name="Source_20_Text"><text:span text:style-name="T1">from dotenv import load_dotenv</text:span></text:span></text:p>
        <text:p text:style-name="P5"/>
        <text:p text:style-name="P3"><text:span text:style-name="Source_20_Text"><text:span text:style-name="T1">from .extensions import db, login_manager</text:span></text:span></text:p>
        <text:p text:style-name="P3"><text:span text:style-name="Source_20_Text"><text:span text:style-name="T1">from .config import config_dict</text:span></text:span></text:p>
        <text:p text:style-name="P5"/>
        <text:p text:style-name="P3"><text:span text:style-name="Source_20_Text"><text:span text:style-name="T1">def create_app():</text:span></text:span></text:p>
        <text:p text:style-name="P3"><text:span text:style-name="Source_20_Text"><text:s text:c="4"/></text:span><text:span text:style-name="Source_20_Text"><text:span text:style-name="T1"># .env fájl betöltése</text:span></text:span></text:p>
        <text:p text:style-name="P5"><text:span text:style-name="Source_20_Text"><text:s text:c="4"/></text:span><text:span text:style-name="Source_20_Text"><text:span text:style-name="T1">load_dotenv()</text:span></text:span></text:p>
        <text:p text:style-name="P5"><text:span text:style-name="Source_20_Text"><text:s text:c="4"/></text:span></text:p>
        <text:p text:style-name="P5"><text:soft-page-break/><text:span text:style-name="Source_20_Text"><text:s text:c="4"/></text:span><text:span text:style-name="Source_20_Text"><text:span text:style-name="T1">app = Flask(__name__)</text:span></text:span></text:p>
        <text:p text:style-name="P5"><text:span text:style-name="Source_20_Text"><text:s text:c="4"/></text:span></text:p>
        <text:p text:style-name="P3"><text:span text:style-name="Source_20_Text"><text:s text:c="4"/></text:span><text:span text:style-name="Source_20_Text"><text:span text:style-name="T1"># Környezet kiválasztása (alapértelmezett: development)</text:span></text:span></text:p>
        <text:p text:style-name="P3"><text:span text:style-name="Source_20_Text"><text:s text:c="4"/></text:span><text:span text:style-name="Source_20_Text"><text:span text:style-name="T1">env = os.environ.get('APP_ENV', 'development')</text:span></text:span></text:p>
        <text:p text:style-name="P5"><text:span text:style-name="Source_20_Text"><text:s text:c="4"/></text:span><text:span text:style-name="Source_20_Text"><text:span text:style-name="T1">app.config.from_object(config_dict[env])</text:span></text:span></text:p>
        <text:p text:style-name="P5"><text:span text:style-name="Source_20_Text"><text:s text:c="4"/></text:span></text:p>
        <text:p text:style-name="P3"><text:span text:style-name="Source_20_Text"><text:s text:c="4"/></text:span><text:span text:style-name="Source_20_Text"><text:span text:style-name="T1"># Kiegészítők inicializálása az app-pal</text:span></text:span></text:p>
        <text:p text:style-name="P5"><text:span text:style-name="Source_20_Text"><text:s text:c="4"/></text:span><text:span text:style-name="Source_20_Text"><text:span text:style-name="T1">db.init_app(app)</text:span></text:span></text:p>
        <text:p text:style-name="P5"><text:span text:style-name="Source_20_Text"><text:s text:c="4"/></text:span><text:span text:style-name="Source_20_Text"><text:span text:style-name="T1">login_manager.init_app(app)</text:span></text:span></text:p>
        <text:p text:style-name="P3"><text:span text:style-name="Source_20_Text"><text:s text:c="4"/></text:span><text:span text:style-name="Source_20_Text"><text:span text:style-name="T1">login_manager.login_view = 'auth.login' # Ide irányít, ha védett oldalra mész bejelentkezés nélkül</text:span></text:span></text:p>
        <text:p text:style-name="P3"><text:span text:style-name="Source_20_Text"><text:s text:c="4"/></text:span><text:span text:style-name="Source_20_Text"><text:span text:style-name="T1">login_manager.login_message = "Kérlek jelentkezz be az oldal megtekintéséhez."</text:span></text:span></text:p>
        <text:p text:style-name="P3"><text:span text:style-name="Source_20_Text"><text:s text:c="4"/></text:span><text:span text:style-name="Source_20_Text"><text:span text:style-name="T1">login_manager.login_message_category = "warning"</text:span></text:span></text:p>
        <text:p text:style-name="P5"><text:span text:style-name="Source_20_Text"><text:s text:c="4"/></text:span></text:p>
        <text:p text:style-name="P3"><text:span text:style-name="Source_20_Text"><text:s text:c="4"/></text:span><text:span text:style-name="Source_20_Text"><text:span text:style-name="T1"># Modellek importálása (hogy az SQLAlchemy lássa őket a táblageneráláskor)</text:span></text:span></text:p>
        <text:p text:style-name="P3"><text:span text:style-name="Source_20_Text"><text:s text:c="4"/></text:span><text:span text:style-name="Source_20_Text"><text:span text:style-name="T1">from .models import User</text:span></text:span></text:p>
        <text:p text:style-name="P5"><text:span text:style-name="Source_20_Text"><text:s text:c="4"/></text:span></text:p>
        <text:p text:style-name="P3"><text:span text:style-name="Source_20_Text"><text:s text:c="4"/></text:span><text:span text:style-name="Source_20_Text"><text:span text:style-name="T1">@login_manager.user_loader</text:span></text:span></text:p>
        <text:p text:style-name="P3"><text:span text:style-name="Source_20_Text"><text:s text:c="4"/></text:span><text:span text:style-name="Source_20_Text"><text:span text:style-name="T1">def load_user(user_id):</text:span></text:span></text:p>
        <text:p text:style-name="P3"><text:span text:style-name="Source_20_Text"><text:s text:c="8"/></text:span><text:span text:style-name="Source_20_Text"><text:span text:style-name="T1">return User.query.get(int(user_id))</text:span></text:span></text:p>
        <text:p text:style-name="P5"/>
        <text:p text:style-name="P3"><text:span text:style-name="Source_20_Text"><text:s text:c="4"/></text:span><text:span text:style-name="Source_20_Text"><text:span text:style-name="T1"># Adatbázis táblák létrehozása, ha nem léteznek</text:span></text:span></text:p>
        <text:p text:style-name="P3"><text:span text:style-name="Source_20_Text"><text:s text:c="4"/></text:span><text:span text:style-name="Source_20_Text"><text:span text:style-name="T1">with app.app_context():</text:span></text:span></text:p>
        <text:p text:style-name="P5"><text:span text:style-name="Source_20_Text"><text:s text:c="8"/></text:span><text:span text:style-name="Source_20_Text"><text:span text:style-name="T1">db.create_all()</text:span></text:span></text:p>
        <text:p text:style-name="P5"/>
        <text:p text:style-name="P3"><text:span text:style-name="Source_20_Text"><text:s text:c="4"/></text:span><text:span text:style-name="Source_20_Text"><text:span text:style-name="T1"># Blueprintek (modulok) regisztrálása</text:span></text:span></text:p>
        <text:p text:style-name="P3"><text:span text:style-name="Source_20_Text"><text:s text:c="4"/></text:span><text:span text:style-name="Source_20_Text"><text:span text:style-name="T1">from .main.routes import main_bp</text:span></text:span></text:p>
        <text:p text:style-name="P3"><text:span text:style-name="Source_20_Text"><text:s text:c="4"/></text:span><text:span text:style-name="Source_20_Text"><text:span text:style-name="T1">from .auth.routes import auth_bp</text:span></text:span></text:p>
        <text:p text:style-name="P5"><text:span text:style-name="Source_20_Text"><text:s text:c="4"/></text:span></text:p>
        <text:p text:style-name="P5"><text:span text:style-name="Source_20_Text"><text:s text:c="4"/></text:span><text:span text:style-name="Source_20_Text"><text:span text:style-name="T1">app.register_blueprint(main_bp)</text:span></text:span></text:p>
        <text:p text:style-name="P3"><text:span text:style-name="Source_20_Text"><text:s text:c="4"/></text:span><text:span text:style-name="Source_20_Text"><text:span text:style-name="T1">app.register_blueprint(auth_bp, url_prefix='/auth')</text:span></text:span></text:p>
        <text:p text:style-name="P5"/>
        <text:p text:style-name="P3"><text:span text:style-name="Source_20_Text"><text:s text:c="4"/></text:span><text:span text:style-name="Source_20_Text"><text:span text:style-name="T1">return app</text:span></text:span></text:p>
        <text:p text:style-name="P4"><text:span text:style-name="Source_20_Text"><text:span text:style-name="T2">app/models.py</text:span></text:span></text:p>
        <text:p text:style-name="P6">Python</text:p>
        <text:p text:style-name="P3"><text:span text:style-name="Source_20_Text"><text:span text:style-name="T1">from werkzeug.security import generate_password_hash, check_password_hash</text:span></text:span></text:p>
        <text:p text:style-name="P3"><text:span text:style-name="Source_20_Text"><text:span text:style-name="T1">from flask_login import UserMixin</text:span></text:span></text:p>
        <text:p text:style-name="P3"><text:span text:style-name="Source_20_Text"><text:span text:style-name="T1">from .extensions import db</text:span></text:span></text:p>
        <text:p text:style-name="P5"/>
        <text:p text:style-name="P3"><text:span text:style-name="Source_20_Text"><text:span text:style-name="T1">class User(UserMixin, db.Model):</text:span></text:span></text:p>
        <text:p text:style-name="P3"><text:span text:style-name="Source_20_Text"><text:s text:c="4"/></text:span><text:span text:style-name="Source_20_Text"><text:span text:style-name="T1">id = db.Column(db.Integer, primary_key=True)</text:span></text:span></text:p>
        <text:p text:style-name="P3"><text:span text:style-name="Source_20_Text"><text:s text:c="4"/></text:span><text:span text:style-name="Source_20_Text"><text:span text:style-name="T1">username = db.Column(db.String(64), unique=True, nullable=False)</text:span></text:span></text:p>
        <text:p text:style-name="P3"><text:span text:style-name="Source_20_Text"><text:s text:c="4"/></text:span><text:span text:style-name="Source_20_Text"><text:span text:style-name="T1">email = db.Column(db.String(120), unique=True, nullable=False)</text:span></text:span></text:p>
        <text:p text:style-name="P3"><text:span text:style-name="Source_20_Text"><text:s text:c="4"/></text:span><text:span text:style-name="Source_20_Text"><text:span text:style-name="T1">password_hash = db.Column(db.String(256), nullable=False)</text:span></text:span></text:p>
        <text:p text:style-name="P5"/>
        <text:p text:style-name="P3"><text:span text:style-name="Source_20_Text"><text:s text:c="4"/></text:span><text:span text:style-name="Source_20_Text"><text:span text:style-name="T1">def set_password(self, password):</text:span></text:span></text:p>
        <text:p text:style-name="P5"><text:span text:style-name="Source_20_Text"><text:s text:c="8"/></text:span><text:span text:style-name="Source_20_Text"><text:span text:style-name="T1">self.password_hash = generate_password_hash(password)</text:span></text:span></text:p>
        <text:p text:style-name="P5"/>
        <text:p text:style-name="P3"><text:soft-page-break/><text:span text:style-name="Source_20_Text"><text:s text:c="4"/></text:span><text:span text:style-name="Source_20_Text"><text:span text:style-name="T1">def check_password(self, password):</text:span></text:span></text:p>
        <text:p text:style-name="P3"><text:span text:style-name="Source_20_Text"><text:s text:c="8"/></text:span><text:span text:style-name="Source_20_Text"><text:span text:style-name="T1">return check_password_hash(self.password_hash, password)</text:span></text:span></text:p>
        <text:p text:style-name="P5"><text:span text:style-name="Source_20_Text"><text:s text:c="8"/></text:span></text:p>
        <text:p text:style-name="P3"><text:span text:style-name="Source_20_Text"><text:s text:c="4"/></text:span><text:span text:style-name="Source_20_Text"><text:span text:style-name="T1">def __repr__(self):</text:span></text:span></text:p>
        <text:p text:style-name="P3"><text:span text:style-name="Source_20_Text"><text:s text:c="8"/></text:span><text:span text:style-name="Source_20_Text"><text:span text:style-name="T1">return f'&lt;User {self.username}&gt;'</text:span></text:span></text:p>
        <text:p text:style-name="Horizontal_20_Line"/>
        <text:h text:style-name="P1" text:outline-level="3">4. Példa egy Blueprint-re (Main)</text:h>
        <text:p text:style-name="P4"><text:span text:style-name="Source_20_Text"><text:span text:style-name="T2">app/main/__init__.py</text:span></text:span></text:p>
        <text:p text:style-name="P6">Python</text:p>
        <text:p text:style-name="P3"><text:span text:style-name="Source_20_Text"><text:span text:style-name="T1">from flask import Blueprint</text:span></text:span></text:p>
        <text:p text:style-name="P3"><text:span text:style-name="Source_20_Text"><text:span text:style-name="T1">main_bp = Blueprint('main', __name__)</text:span></text:span></text:p>
        <text:p text:style-name="P4"><text:span text:style-name="Source_20_Text"><text:span text:style-name="T2">app/main/routes.py</text:span></text:span></text:p>
        <text:p text:style-name="P6">Python</text:p>
        <text:p text:style-name="P3"><text:span text:style-name="Source_20_Text"><text:span text:style-name="T1">from flask import render_template</text:span></text:span></text:p>
        <text:p text:style-name="P3"><text:span text:style-name="Source_20_Text"><text:span text:style-name="T1">from flask_login import login_required, current_user</text:span></text:span></text:p>
        <text:p text:style-name="P3"><text:span text:style-name="Source_20_Text"><text:span text:style-name="T1">from . import main_bp</text:span></text:span></text:p>
        <text:p text:style-name="P5"/>
        <text:p text:style-name="P3"><text:span text:style-name="Source_20_Text"><text:span text:style-name="T1">@main_bp.route('/')</text:span></text:span></text:p>
        <text:p text:style-name="P3"><text:span text:style-name="Source_20_Text"><text:span text:style-name="T1">def index():</text:span></text:span></text:p>
        <text:p text:style-name="P3"><text:span text:style-name="Source_20_Text"><text:s text:c="4"/></text:span><text:span text:style-name="Source_20_Text"><text:span text:style-name="T1">return render_template('main/index.html', title='Főoldal')</text:span></text:span></text:p>
        <text:p text:style-name="P5"/>
        <text:p text:style-name="P3"><text:span text:style-name="Source_20_Text"><text:span text:style-name="T1">@main_bp.route('/dashboard')</text:span></text:span></text:p>
        <text:p text:style-name="P3"><text:span text:style-name="Source_20_Text"><text:span text:style-name="T1">@login_required # Ezt az oldalt csak bejelentkezve lehet látni</text:span></text:span></text:p>
        <text:p text:style-name="P3"><text:span text:style-name="Source_20_Text"><text:span text:style-name="T1">def dashboard():</text:span></text:span></text:p>
        <text:p text:style-name="P3"><text:span text:style-name="Source_20_Text"><text:s text:c="4"/></text:span><text:span text:style-name="Source_20_Text"><text:span text:style-name="T1">return render_template('main/index.html', title='Vezérlőpult', is_dashboard=True)</text:span></text:span></text:p>
        <text:p text:style-name="Horizontal_20_Line"/>
        <text:h text:style-name="P1" text:outline-level="3">5. Frontend (Jinja2 + Bootstrap 5)</text:h>
        <text:p text:style-name="P4"><text:span text:style-name="Source_20_Text"><text:span text:style-name="T2">app/templates/base.html</text:span></text:span></text:p>
        <text:p text:style-name="P4"><text:span text:style-name="T1">Ez az alap sablon. Minden más sablon (pl. login.html, index.html) ebből fog örökölni (</text:span><text:span text:style-name="Source_20_Text"><text:span text:style-name="T1">{% extends "base.html" %}</text:span></text:span><text:span text:style-name="T1">). Tartalmazza a Bootstrap 5 CDN-t és a Flask "flash message" rendszerét.</text:span></text:p>
        <text:p text:style-name="P6">HTML</text:p>
        <text:p text:style-name="P3"><text:span text:style-name="Source_20_Text"><text:span text:style-name="T1">&lt;!DOCTYPE html&gt;</text:span></text:span></text:p>
        <text:p text:style-name="P3"><text:span text:style-name="Source_20_Text"><text:span text:style-name="T1">&lt;html lang="hu" data-bs-theme="dark"&gt;</text:span></text:span></text:p>
        <text:p text:style-name="P3"><text:span text:style-name="Source_20_Text"><text:span text:style-name="T1">&lt;head&gt;</text:span></text:span></text:p>
        <text:p text:style-name="P3"><text:span text:style-name="Source_20_Text"><text:s text:c="4"/></text:span><text:span text:style-name="Source_20_Text"><text:span text:style-name="T1">&lt;meta charset="UTF-8"&gt;</text:span></text:span></text:p>
        <text:p text:style-name="P3"><text:span text:style-name="Source_20_Text"><text:s text:c="4"/></text:span><text:span text:style-name="Source_20_Text"><text:span text:style-name="T1">&lt;meta name="viewport" content="width=device-width, initial-scale=1.0"&gt;</text:span></text:span></text:p>
        <text:p text:style-name="P3"><text:span text:style-name="Source_20_Text"><text:s text:c="4"/></text:span><text:span text:style-name="Source_20_Text"><text:span text:style-name="T1">&lt;title&gt;{% block title %}Flask App{% endblock %}&lt;/title&gt;</text:span></text:span></text:p>
        <text:p text:style-name="P3"><text:span text:style-name="Source_20_Text"><text:s text:c="4"/></text:span><text:span text:style-name="Source_20_Text"><text:span text:style-name="T1">&lt;link href="https://cdn.jsdelivr.net/npm/bootstrap@5.3.2/dist/css/bootstrap.min.css" rel="stylesheet"&gt;</text:span></text:span></text:p>
        <text:p text:style-name="P3"><text:soft-page-break/><text:span text:style-name="Source_20_Text"><text:s text:c="4"/></text:span><text:span text:style-name="Source_20_Text"><text:span text:style-name="T1">&lt;link rel="stylesheet" href="{{ url_for('static', filename='css/style.css') }}"&gt;</text:span></text:span></text:p>
        <text:p text:style-name="P3"><text:span text:style-name="Source_20_Text"><text:span text:style-name="T1">&lt;/head&gt;</text:span></text:span></text:p>
        <text:p text:style-name="P3"><text:span text:style-name="Source_20_Text"><text:span text:style-name="T1">&lt;body&gt;</text:span></text:span></text:p>
        <text:p text:style-name="P3"><text:span text:style-name="Source_20_Text"><text:s text:c="4"/></text:span><text:span text:style-name="Source_20_Text"><text:span text:style-name="T1">&lt;nav class="navbar navbar-expand-lg navbar-dark bg-dark mb-4"&gt;</text:span></text:span></text:p>
        <text:p text:style-name="P3"><text:span text:style-name="Source_20_Text"><text:s text:c="8"/></text:span><text:span text:style-name="Source_20_Text"><text:span text:style-name="T1">&lt;div class="container"&gt;</text:span></text:span></text:p>
        <text:p text:style-name="P3"><text:span text:style-name="Source_20_Text"><text:s text:c="12"/></text:span><text:span text:style-name="Source_20_Text"><text:span text:style-name="T1">&lt;a class="navbar-brand" href="{{ url_for('main.index') }}"&gt;🚀 Flask Starter&lt;/a&gt;</text:span></text:span></text:p>
        <text:p text:style-name="P3"><text:span text:style-name="Source_20_Text"><text:s text:c="12"/></text:span><text:span text:style-name="Source_20_Text"><text:span text:style-name="T1">&lt;button class="navbar-toggler" type="button" data-bs-toggle="collapse" data-bs-target="#navbarNav"&gt;</text:span></text:span></text:p>
        <text:p text:style-name="P3"><text:span text:style-name="Source_20_Text"><text:s text:c="16"/></text:span><text:span text:style-name="Source_20_Text"><text:span text:style-name="T1">&lt;span class="navbar-toggler-icon"&gt;&lt;/span&gt;</text:span></text:span></text:p>
        <text:p text:style-name="P3"><text:span text:style-name="Source_20_Text"><text:s text:c="12"/></text:span><text:span text:style-name="Source_20_Text"><text:span text:style-name="T1">&lt;/button&gt;</text:span></text:span></text:p>
        <text:p text:style-name="P3"><text:span text:style-name="Source_20_Text"><text:s text:c="12"/></text:span><text:span text:style-name="Source_20_Text"><text:span text:style-name="T1">&lt;div class="collapse navbar-collapse" id="navbarNav"&gt;</text:span></text:span></text:p>
        <text:p text:style-name="P3"><text:span text:style-name="Source_20_Text"><text:s text:c="16"/></text:span><text:span text:style-name="Source_20_Text"><text:span text:style-name="T1">&lt;ul class="navbar-nav ms-auto"&gt;</text:span></text:span></text:p>
        <text:p text:style-name="P5"><text:span text:style-name="Source_20_Text"><text:s text:c="20"/></text:span><text:span text:style-name="Source_20_Text"><text:span text:style-name="T1">{% if current_user.is_authenticated %}</text:span></text:span></text:p>
        <text:p text:style-name="P3"><text:span text:style-name="Source_20_Text"><text:s text:c="24"/></text:span><text:span text:style-name="Source_20_Text"><text:span text:style-name="T1">&lt;li class="nav-item"&gt;&lt;a class="nav-link" href="{{ url_for('main.dashboard') }}"&gt;Vezérlőpult&lt;/a&gt;&lt;/li&gt;</text:span></text:span></text:p>
        <text:p text:style-name="P3"><text:span text:style-name="Source_20_Text"><text:s text:c="24"/></text:span><text:span text:style-name="Source_20_Text"><text:span text:style-name="T1">&lt;li class="nav-item"&gt;&lt;span class="nav-link text-warning"&gt;Szia, {{ current_user.username }}!&lt;/span&gt;&lt;/li&gt;</text:span></text:span></text:p>
        <text:p text:style-name="P3"><text:span text:style-name="Source_20_Text"><text:s text:c="24"/></text:span><text:span text:style-name="Source_20_Text"><text:span text:style-name="T1">&lt;li class="nav-item"&gt;&lt;a class="nav-link" href="{{ url_for('auth.logout') }}"&gt;Kijelentkezés&lt;/a&gt;&lt;/li&gt;</text:span></text:span></text:p>
        <text:p text:style-name="P5"><text:span text:style-name="Source_20_Text"><text:s text:c="20"/></text:span><text:span text:style-name="Source_20_Text"><text:span text:style-name="T1">{% else %}</text:span></text:span></text:p>
        <text:p text:style-name="P3"><text:span text:style-name="Source_20_Text"><text:s text:c="24"/></text:span><text:span text:style-name="Source_20_Text"><text:span text:style-name="T1">&lt;li class="nav-item"&gt;&lt;a class="nav-link" href="{{ url_for('auth.login') }}"&gt;Bejelentkezés&lt;/a&gt;&lt;/li&gt;</text:span></text:span></text:p>
        <text:p text:style-name="P3"><text:span text:style-name="Source_20_Text"><text:s text:c="24"/></text:span><text:span text:style-name="Source_20_Text"><text:span text:style-name="T1">&lt;li class="nav-item"&gt;&lt;a class="nav-link" href="{{ url_for('auth.register') }}"&gt;Regisztráció&lt;/a&gt;&lt;/li&gt;</text:span></text:span></text:p>
        <text:p text:style-name="P5"><text:span text:style-name="Source_20_Text"><text:s text:c="20"/></text:span><text:span text:style-name="Source_20_Text"><text:span text:style-name="T1">{% endif %}</text:span></text:span></text:p>
        <text:p text:style-name="P3"><text:span text:style-name="Source_20_Text"><text:s text:c="16"/></text:span><text:span text:style-name="Source_20_Text"><text:span text:style-name="T1">&lt;/ul&gt;</text:span></text:span></text:p>
        <text:p text:style-name="P3"><text:span text:style-name="Source_20_Text"><text:s text:c="12"/></text:span><text:span text:style-name="Source_20_Text"><text:span text:style-name="T1">&lt;/div&gt;</text:span></text:span></text:p>
        <text:p text:style-name="P3"><text:span text:style-name="Source_20_Text"><text:s text:c="8"/></text:span><text:span text:style-name="Source_20_Text"><text:span text:style-name="T1">&lt;/div&gt;</text:span></text:span></text:p>
        <text:p text:style-name="P3"><text:span text:style-name="Source_20_Text"><text:s text:c="4"/></text:span><text:span text:style-name="Source_20_Text"><text:span text:style-name="T1">&lt;/nav&gt;</text:span></text:span></text:p>
        <text:p text:style-name="P5"/>
        <text:p text:style-name="P3"><text:span text:style-name="Source_20_Text"><text:s text:c="4"/></text:span><text:span text:style-name="Source_20_Text"><text:span text:style-name="T1">&lt;div class="container"&gt;</text:span></text:span></text:p>
        <text:p text:style-name="P5"><text:span text:style-name="Source_20_Text"><text:s text:c="8"/></text:span><text:span text:style-name="Source_20_Text"><text:span text:style-name="T1">{% with messages = get_flashed_messages(with_categories=true) %}</text:span></text:span></text:p>
        <text:p text:style-name="P5"><text:span text:style-name="Source_20_Text"><text:s text:c="12"/></text:span><text:span text:style-name="Source_20_Text"><text:span text:style-name="T1">{% if messages %}</text:span></text:span></text:p>
        <text:p text:style-name="P5"><text:span text:style-name="Source_20_Text"><text:s text:c="16"/></text:span><text:span text:style-name="Source_20_Text"><text:span text:style-name="T1">{% for category, message in messages %}</text:span></text:span></text:p>
        <text:p text:style-name="P3"><text:span text:style-name="Source_20_Text"><text:s text:c="20"/></text:span><text:span text:style-name="Source_20_Text"><text:span text:style-name="T1">&lt;div class="alert alert-{{ category }} alert-dismissible fade show" role="alert"&gt;</text:span></text:span></text:p>
        <text:p text:style-name="P5"><text:span text:style-name="Source_20_Text"><text:s text:c="24"/></text:span><text:span text:style-name="Source_20_Text"><text:span text:style-name="T1">{{ message }}</text:span></text:span></text:p>
        <text:p text:style-name="P3"><text:span text:style-name="Source_20_Text"><text:s text:c="24"/></text:span><text:span text:style-name="Source_20_Text"><text:span text:style-name="T1">&lt;button type="button" class="btn-close" data-bs-dismiss="alert" aria-label="Close"&gt;&lt;/button&gt;</text:span></text:span></text:p>
        <text:p text:style-name="P3"><text:span text:style-name="Source_20_Text"><text:s text:c="20"/></text:span><text:span text:style-name="Source_20_Text"><text:span text:style-name="T1">&lt;/div&gt;</text:span></text:span></text:p>
        <text:p text:style-name="P5"><text:span text:style-name="Source_20_Text"><text:s text:c="16"/></text:span><text:span text:style-name="Source_20_Text"><text:span text:style-name="T1">{% endfor %}</text:span></text:span></text:p>
        <text:p text:style-name="P5"><text:span text:style-name="Source_20_Text"><text:s text:c="12"/></text:span><text:span text:style-name="Source_20_Text"><text:span text:style-name="T1">{% endif %}</text:span></text:span></text:p>
        <text:p text:style-name="P5"><text:span text:style-name="Source_20_Text"><text:s text:c="8"/></text:span><text:span text:style-name="Source_20_Text"><text:span text:style-name="T1">{% endwith %}</text:span></text:span></text:p>
        <text:p text:style-name="P5"/>
        <text:p text:style-name="P5"><text:span text:style-name="Source_20_Text"><text:s text:c="8"/></text:span><text:span text:style-name="Source_20_Text"><text:span text:style-name="T1">{% block content %}{% endblock %}</text:span></text:span></text:p>
        <text:p text:style-name="P3"><text:span text:style-name="Source_20_Text"><text:s text:c="4"/></text:span><text:span text:style-name="Source_20_Text"><text:span text:style-name="T1">&lt;/div&gt;</text:span></text:span></text:p>
        <text:p text:style-name="P5"/>
        <text:p text:style-name="P3"><text:soft-page-break/><text:span text:style-name="Source_20_Text"><text:s text:c="4"/></text:span><text:span text:style-name="Source_20_Text"><text:span text:style-name="T1">&lt;script src="https://cdn.jsdelivr.net/npm/bootstrap@5.3.2/dist/js/bootstrap.bundle.min.js"&gt;&lt;/script&gt;</text:span></text:span></text:p>
        <text:p text:style-name="P3"><text:span text:style-name="Source_20_Text"><text:span text:style-name="T1">&lt;/body&gt;</text:span></text:span></text:p>
        <text:p text:style-name="P3"><text:span text:style-name="Source_20_Text"><text:span text:style-name="T1">&lt;/html&gt;</text:span></text:span></text:p>
        <text:p text:style-name="Horizontal_20_Line"/>
        <text:h text:style-name="P2" text:outline-level="3"><text:span text:style-name="T5">6. Hogyan indítsd el? (</text:span><text:span text:style-name="Source_20_Text"><text:span text:style-name="T1">README.md</text:span></text:span><text:span text:style-name="T5"> vázlat)</text:span></text:h>
        <text:p text:style-name="P4"><text:span text:style-name="T1">Ez mehet a </text:span><text:span text:style-name="Source_20_Text"><text:span text:style-name="T1">README.md</text:span></text:span><text:span text:style-name="T1"> fájlodba. A bash parancsok pofonegyszerűek lesznek egy natív környezetben.</text:span></text:p>
        <text:p text:style-name="P6">Markdown</text:p>
        <text:p text:style-name="P3"><text:span text:style-name="Source_20_Text"><text:span text:style-name="T1"># 🚀 Flask Bootstrap 5 Starter Template</text:span></text:span></text:p>
        <text:p text:style-name="P5"/>
        <text:p text:style-name="P5"><text:span text:style-name="Source_20_Text"><text:span text:style-name="T1">Egy moduláris, "App Factory" alapú Flask alkalmazás sablon, beépített hitelesítéssel (Flask-Login), ORM-mel (SQLAlchemy) és Bootstrap 5 frontenddel.</text:span></text:span></text:p>
        <text:p text:style-name="P5"/>
        <text:p text:style-name="P3"><text:span text:style-name="Source_20_Text"><text:span text:style-name="T1">## Telepítés és Futtatás</text:span></text:span></text:p>
        <text:p text:style-name="P5"/>
        <text:p text:style-name="P3"><text:span text:style-name="Source_20_Text"><text:span text:style-name="T1">1. **Virtuális környezet létrehozása és aktiválása:**</text:span></text:span></text:p>
        <text:p text:style-name="P3"><text:span text:style-name="Source_20_Text"><text:s text:c="3"/></text:span><text:span text:style-name="Source_20_Text"><text:span text:style-name="T1">```bash</text:span></text:span></text:p>
        <text:p text:style-name="P5"><text:span text:style-name="Source_20_Text"><text:s text:c="3"/></text:span><text:span text:style-name="Source_20_Text"><text:span text:style-name="T1">python3 -m venv venv</text:span></text:span></text:p>
        <text:p text:style-name="P5"><text:span text:style-name="Source_20_Text"><text:s text:c="3"/></text:span><text:span text:style-name="Source_20_Text"><text:span text:style-name="T1">source venv/bin/activate</text:span></text:span></text:p>
        <text:list text:style-name="L1">
          <text:list-item>
            <text:p text:style-name="P17">Függőségek telepítése:</text:p>
            <text:p text:style-name="P19">Bash</text:p>
            <text:p text:style-name="P11"><text:span text:style-name="Source_20_Text"><text:span text:style-name="T1">pip install -r requirements.txt</text:span></text:span></text:p>
          </text:list-item>
          <text:list-item>
            <text:p text:style-name="P17">Környezeti változók beállítása:</text:p>
            <text:p text:style-name="P23"><text:span text:style-name="T1">Hozd létre a </text:span><text:span text:style-name="Source_20_Text"><text:span text:style-name="T1">.env</text:span></text:span><text:span text:style-name="T1"> fájlt a gyökérkönyvtárban a leírtak alapján.</text:span></text:p>
          </text:list-item>
          <text:list-item>
            <text:p text:style-name="P17">Alkalmazás indítása:</text:p>
            <text:p text:style-name="P19">Bash</text:p>
            <text:p text:style-name="P11"><text:span text:style-name="Source_20_Text"><text:span text:style-name="T1">python run.py</text:span></text:span></text:p>
            <text:p text:style-name="P23"><text:span text:style-name="T1">Az app a </text:span><text:span text:style-name="Source_20_Text"><text:span text:style-name="T1">http://127.0.0.1:5000</text:span></text:span><text:span text:style-name="T1"> címen fog futni. Az SQLite adatbázis automatikusan létrejön az </text:span><text:span text:style-name="Source_20_Text"><text:span text:style-name="T1">instance/</text:span></text:span><text:span text:style-name="T1"> mappában az első induláskor.</text:span></text:p>
          </text:list-item>
        </text:list>
      </text:section>
      <text:p text:style-name="P6">Örülök, hogy összeállt a kép és szépen fut az alkalmazás! 😄</text:p>
      <text:section text:style-name="Sect1" text:name="model-response-message-contentr_30c3a3898cbaa9a4">
        <text:p text:style-name="P6">Ha ezt az alapot egy valós, éles projekt felé szeretnéd terelni, van még néhány dolog, amivel érdemes felvértezni.</text:p>
        <text:h text:style-name="P1" text:outline-level="3">Mivel egészíteném még ki?</text:h>
        <text:list text:style-name="L2">
          <text:list-item>
            <text:p text:style-name="P24"><text:span text:style-name="T2">Flask-Migrate (Alembic):</text:span><text:span text:style-name="T1"> Jelenleg a </text:span><text:span text:style-name="Source_20_Text"><text:span text:style-name="T1">db.create_all()</text:span></text:span><text:span text:style-name="T1"> hozza létre a táblákat. Ha viszont később hozzáadsz egy új oszlopot egy meglévő táblához, a </text:span><text:span text:style-name="Source_20_Text"><text:span text:style-name="T1">create_all()</text:span></text:span><text:span text:style-name="T1"> nem fogja frissíteni azt. A Flask-Migrate lehetővé teszi, hogy adatvesztés nélkül, </text:span><text:soft-page-break/><text:span text:style-name="T1">parancssorból menedzseld az adatbázis-sémaváltozásokat (pl. </text:span><text:span text:style-name="Source_20_Text"><text:span text:style-name="T1">flask db migrate</text:span></text:span><text:span text:style-name="T1">, </text:span><text:span text:style-name="Source_20_Text"><text:span text:style-name="T1">flask db upgrade</text:span></text:span><text:span text:style-name="T1">).</text:span></text:p>
          </text:list-item>
          <text:list-item>
            <text:p text:style-name="P24"><text:span text:style-name="T2">Naplózás (Logging):</text:span><text:span text:style-name="T1"> A </text:span><text:span text:style-name="Source_20_Text"><text:span text:style-name="T1">print()</text:span></text:span><text:span text:style-name="T1"> hívások helyett érdemes a Python beépített </text:span><text:span text:style-name="Source_20_Text"><text:span text:style-name="T1">logging</text:span></text:span><text:span text:style-name="T1"> modulját használni, és bekonfigurálni az App Factory-ban, hogy a hibákat egy fájlba mentse. Éles környezetben ez életmentő.</text:span></text:p>
          </text:list-item>
          <text:list-item>
            <text:p text:style-name="P24"><text:span text:style-name="T2">Tesztek (</text:span><text:span text:style-name="Source_20_Text"><text:span text:style-name="T2">tests/</text:span></text:span><text:span text:style-name="T2"> mappa):</text:span><text:span text:style-name="T1"> Egy </text:span><text:span text:style-name="Source_20_Text"><text:span text:style-name="T1">pytest</text:span></text:span><text:span text:style-name="T1"> alapú tesztkörnyezet felállítása. Ha komolyodik a projekt, jó, ha vannak automatizált tesztek, amik ellenőrzik, hogy az új funkciók nem törték-e el a bejelentkezést vagy az adatbázis-műveleteket.</text:span></text:p>
          </text:list-item>
          <text:list-item>
            <text:p text:style-name="P21"><text:span text:style-name="T6">Admin felület (Flask-Admin):</text:span> Egy nagyon hasznos kiegészítő, amivel percek alatt egy grafikus adatbázis-kezelő felületet varázsolhatsz az appba, ahol kényelmesen tudod szerkeszteni a usereket és az egyéb rekordokat.</text:p>
          </text:list-item>
        </text:list>
        <text:p text:style-name="Horizontal_20_Line"><text:span text:style-name="T1"/></text:p>
        <text:h text:style-name="P8" text:outline-level="1">🚀 <text:span text:style-name="T5">Flask Alkalmazás Fejlesztői Kézikönyv</text:span></text:h>
        <text:p text:style-name="P6">Ez a dokumentáció a moduláris, "App Factory" mintára épülő Flask alkalmazás felépítését és bővítését mutatja be.</text:p>
        <text:h text:style-name="P9" text:outline-level="2">1. Környezet beállítása és indítása</text:h>
        <text:p text:style-name="P6">Minden műveletet a projekt gyökérkönyvtárában, a terminálból érdemes végezni.</text:p>
        <text:p text:style-name="P18">1. Virtuális környezet létrehozása és aktiválása:</text:p>
        <text:p text:style-name="P6">Bash</text:p>
        <text:p text:style-name="P3"><text:span text:style-name="Source_20_Text"><text:span text:style-name="T1">python3 -m venv venv</text:span></text:span></text:p>
        <text:p text:style-name="P3"><text:span text:style-name="Source_20_Text"><text:span text:style-name="T1">source venv/bin/activate</text:span></text:span></text:p>
        <text:p text:style-name="P18">2. Függőségek telepítése:</text:p>
        <text:p text:style-name="P6">Bash</text:p>
        <text:p text:style-name="P3"><text:span text:style-name="Source_20_Text"><text:span text:style-name="T1">pip install -r requirements.txt</text:span></text:span></text:p>
        <text:p text:style-name="P18">3. Környezeti változók (.env):</text:p>
        <text:p text:style-name="P4"><text:span text:style-name="T1">Győződj meg róla, hogy a projekt gyökerében létezik egy </text:span><text:span text:style-name="Source_20_Text"><text:span text:style-name="T1">.env</text:span></text:span><text:span text:style-name="T1"> fájl:</text:span></text:p>
        <text:p text:style-name="P6">Kódrészlet</text:p>
        <text:p text:style-name="P3"><text:span text:style-name="Source_20_Text"><text:span text:style-name="T1">APP_ENV=development</text:span></text:span></text:p>
        <text:p text:style-name="P5"><text:span text:style-name="Source_20_Text"><text:span text:style-name="T1">SECRET_KEY=ide_irj_egy_veletlenszeru_hosszu_szoveget</text:span></text:span></text:p>
        <text:p text:style-name="P18">4. Indítás:</text:p>
        <text:p text:style-name="P6"><text:soft-page-break/>Bash</text:p>
        <text:p text:style-name="P3"><text:span text:style-name="Source_20_Text"><text:span text:style-name="T1">python run.py</text:span></text:span></text:p>
        <text:p text:style-name="P4"><text:span text:style-name="T3">Megjegyzés: Az alkalmazás első indulásakor automatikusan létrehozza az </text:span><text:span text:style-name="Source_20_Text"><text:span text:style-name="T3">instance/</text:span></text:span><text:span text:style-name="T3"> mappát és benne az SQLite adatbázist.</text:span></text:p>
        <text:h text:style-name="P9" text:outline-level="2">2. Architektúra (App Factory Blueprint)</text:h>
        <text:p text:style-name="P4"><text:span text:style-name="T1">Az alkalmazás azért nem egyetlen </text:span><text:span text:style-name="Source_20_Text"><text:span text:style-name="T1">app.py</text:span></text:span><text:span text:style-name="T1"> fájlból áll, hogy elkerüljük a "körkörös importálás" hibáját, és hogy a kód könnyen tesztelhető és bővíthető legyen.</text:span></text:p>
        <text:list text:style-name="L3">
          <text:list-item>
            <text:p text:style-name="P26"><text:span text:style-name="Source_20_Text"><text:span text:style-name="T2">app/__init__.py</text:span></text:span><text:span text:style-name="T2">:</text:span><text:span text:style-name="T1"> Itt jön létre maga az alkalmazás példány. Beköti a konfigurációt, inicializálja az adatbázist (</text:span><text:span text:style-name="Source_20_Text"><text:span text:style-name="T1">db</text:span></text:span><text:span text:style-name="T1">) és a hitelesítést (</text:span><text:span text:style-name="Source_20_Text"><text:span text:style-name="T1">login_manager</text:span></text:span><text:span text:style-name="T1">), majd beregisztrálja a modulokat (Blueprinteket).</text:span></text:p>
          </text:list-item>
          <text:list-item>
            <text:p text:style-name="P26"><text:span text:style-name="Source_20_Text"><text:span text:style-name="T2">app/extensions.py</text:span></text:span><text:span text:style-name="T2">:</text:span><text:span text:style-name="T1"> Az adatbázis és egyéb kiegészítők "üres" inicializálása. Bármelyik fájl importálhatja őket anélkül, hogy az </text:span><text:span text:style-name="Source_20_Text"><text:span text:style-name="T1">__init__.py</text:span></text:span><text:span text:style-name="T1">-ra hivatkozna.</text:span></text:p>
          </text:list-item>
          <text:list-item>
            <text:p text:style-name="P26"><text:span text:style-name="Source_20_Text"><text:span text:style-name="T2">app/config.py</text:span></text:span><text:span text:style-name="T2">:</text:span><text:span text:style-name="T1"> A </text:span><text:span text:style-name="Source_20_Text"><text:span text:style-name="T1">.env</text:span></text:span><text:span text:style-name="T1"> fájl alapján választja ki a fejlesztői (Dev) vagy éles (Prod) beállításokat.</text:span></text:p>
          </text:list-item>
        </text:list>
        <text:h text:style-name="P9" text:outline-level="2">3. Hogyan adj hozzá egy új funkciót (Blueprint-et)?</text:h>
        <text:p text:style-name="P6">Ha például egy "Blog" modult szeretnél fejleszteni, kövesd az alábbi lépéseket:</text:p>
        <text:p text:style-name="P18">1. Hozd létre a mappát és a szükséges fájlokat:</text:p>
        <text:p text:style-name="P6">Plaintext</text:p>
        <text:p text:style-name="P3"><text:span text:style-name="Source_20_Text"><text:span text:style-name="T1">app/</text:span></text:span></text:p>
        <text:p text:style-name="P5"><text:span text:style-name="Source_20_Text">└── </text:span><text:span text:style-name="Source_20_Text"><text:span text:style-name="T1">blog/</text:span></text:span></text:p>
        <text:p text:style-name="P5"><text:span text:style-name="Source_20_Text"><text:s text:c="4"/>├── </text:span><text:span text:style-name="Source_20_Text"><text:span text:style-name="T1">__init__.py</text:span></text:span></text:p>
        <text:p text:style-name="P5"><text:span text:style-name="Source_20_Text"><text:s text:c="4"/>└── </text:span><text:span text:style-name="Source_20_Text"><text:span text:style-name="T1">routes.py</text:span></text:span></text:p>
        <text:p text:style-name="P4"><text:span text:style-name="T2">2. Definiáld a Blueprintet (</text:span><text:span text:style-name="Source_20_Text"><text:span text:style-name="T2">app/blog/__init__.py</text:span></text:span><text:span text:style-name="T2">):</text:span></text:p>
        <text:p text:style-name="P6">Python</text:p>
        <text:p text:style-name="P3"><text:span text:style-name="Source_20_Text"><text:span text:style-name="T1">from flask import Blueprint</text:span></text:span></text:p>
        <text:p text:style-name="P5"/>
        <text:p text:style-name="P3"><text:span text:style-name="Source_20_Text"><text:span text:style-name="T1">blog_bp = Blueprint('blog', __name__)</text:span></text:span></text:p>
        <text:p text:style-name="P5"/>
        <text:p text:style-name="P3"><text:span text:style-name="Source_20_Text"><text:span text:style-name="T1">from . import routes</text:span></text:span></text:p>
        <text:p text:style-name="P4"><text:span text:style-name="T2">3. Írd meg a végpontokat (</text:span><text:span text:style-name="Source_20_Text"><text:span text:style-name="T2">app/blog/routes.py</text:span></text:span><text:span text:style-name="T2">):</text:span></text:p>
        <text:p text:style-name="P6">Python</text:p>
        <text:p text:style-name="P3"><text:span text:style-name="Source_20_Text"><text:span text:style-name="T1">from flask import render_template</text:span></text:span></text:p>
        <text:p text:style-name="P3"><text:span text:style-name="Source_20_Text"><text:span text:style-name="T1">from . import blog_bp</text:span></text:span></text:p>
        <text:p text:style-name="P5"/>
        <text:p text:style-name="P3"><text:span text:style-name="Source_20_Text"><text:span text:style-name="T1">@blog_bp.route('/blog')</text:span></text:span></text:p>
        <text:p text:style-name="P3"><text:soft-page-break/><text:span text:style-name="Source_20_Text"><text:span text:style-name="T1">def index():</text:span></text:span></text:p>
        <text:p text:style-name="P3"><text:span text:style-name="Source_20_Text"><text:s text:c="4"/></text:span><text:span text:style-name="Source_20_Text"><text:span text:style-name="T1">return "Ez a blog főoldala!"</text:span></text:span></text:p>
        <text:p text:style-name="P4"><text:span text:style-name="T2">4. Regisztráld a Blueprintet az alkalmazásban (</text:span><text:span text:style-name="Source_20_Text"><text:span text:style-name="T2">app/__init__.py</text:span></text:span><text:span text:style-name="T2">):</text:span></text:p>
        <text:p text:style-name="P6">Keresd meg a fájl végét, és add hozzá az új modulodat:</text:p>
        <text:p text:style-name="P6">Python</text:p>
        <text:p text:style-name="P3"><text:span text:style-name="Source_20_Text"><text:s text:c="4"/></text:span><text:span text:style-name="Source_20_Text"><text:span text:style-name="T1">from .blog import blog_bp</text:span></text:span></text:p>
        <text:p text:style-name="P3"><text:span text:style-name="Source_20_Text"><text:s text:c="4"/></text:span><text:span text:style-name="Source_20_Text"><text:span text:style-name="T1"># Beregisztráljuk, hogy a /blog URL-en legyen elérhető</text:span></text:span></text:p>
        <text:p text:style-name="P3"><text:span text:style-name="Source_20_Text"><text:s text:c="4"/></text:span><text:span text:style-name="Source_20_Text"><text:span text:style-name="T1">app.register_blueprint(blog_bp, url_prefix='/blog')</text:span></text:span></text:p>
        <text:h text:style-name="P9" text:outline-level="2">4. Új adatbázis modell létrehozása</text:h>
        <text:p text:style-name="P6">Ha új adattáblát (pl. Cikkek) szeretnél:</text:p>
        <text:p text:style-name="P4"><text:span text:style-name="T2">1. Add hozzá az </text:span><text:span text:style-name="Source_20_Text"><text:span text:style-name="T2">app/models.py</text:span></text:span><text:span text:style-name="T2"> fájlhoz:</text:span></text:p>
        <text:p text:style-name="P6">Python</text:p>
        <text:p text:style-name="P3"><text:span text:style-name="Source_20_Text"><text:span text:style-name="T1">class Post(db.Model):</text:span></text:span></text:p>
        <text:p text:style-name="P3"><text:span text:style-name="Source_20_Text"><text:s text:c="4"/></text:span><text:span text:style-name="Source_20_Text"><text:span text:style-name="T1">id = db.Column(db.Integer, primary_key=True)</text:span></text:span></text:p>
        <text:p text:style-name="P3"><text:span text:style-name="Source_20_Text"><text:s text:c="4"/></text:span><text:span text:style-name="Source_20_Text"><text:span text:style-name="T1">title = db.Column(db.String(100), nullable=False)</text:span></text:span></text:p>
        <text:p text:style-name="P3"><text:span text:style-name="Source_20_Text"><text:s text:c="4"/></text:span><text:span text:style-name="Source_20_Text"><text:span text:style-name="T1">content = db.Column(db.Text, nullable=False)</text:span></text:span></text:p>
        <text:p text:style-name="P3"><text:span text:style-name="Source_20_Text"><text:s text:c="4"/></text:span><text:span text:style-name="Source_20_Text"><text:span text:style-name="T1">user_id = db.Column(db.Integer, db.ForeignKey('user.id'), nullable=False)</text:span></text:span></text:p>
        <text:p text:style-name="P18">2. Fontos megjegyzés az adatbázisról:</text:p>
        <text:p text:style-name="P4"><text:span text:style-name="T1">Jelenleg a </text:span><text:span text:style-name="Source_20_Text"><text:span text:style-name="T1">db.create_all()</text:span></text:span><text:span text:style-name="T1"> csak a hiányzó táblákat hozza létre. Ha egy meglévő táblát módosítasz (pl. új oszlopot adsz a </text:span><text:span text:style-name="Source_20_Text"><text:span text:style-name="T1">User</text:span></text:span><text:span text:style-name="T1">-hez), törölnöd kell az </text:span><text:span text:style-name="Source_20_Text"><text:span text:style-name="T1">instance/dev.db</text:span></text:span><text:span text:style-name="T1"> fájlt, hogy újra legenerálja (fejlesztési szakaszban ez még belefér), vagy be kell vezetned a </text:span><text:span text:style-name="Source_20_Text"><text:span text:style-name="T1">Flask-Migrate</text:span></text:span><text:span text:style-name="T1"> kiegészítőt.</text:span></text:p>
        <text:h text:style-name="P9" text:outline-level="2">5. Sablonok (Templates) és Statikus fájlok</text:h>
        <text:list text:style-name="L4">
          <text:list-item>
            <text:p text:style-name="P27"><text:span text:style-name="T2">Öröklődés:</text:span><text:span text:style-name="T1"> Minden új HTML oldalad a </text:span><text:span text:style-name="Source_20_Text"><text:span text:style-name="T1">base.html</text:span></text:span><text:span text:style-name="T1">-ből örököljön:</text:span></text:p>
            <text:p text:style-name="P22">HTML</text:p>
            <text:p text:style-name="P14"><text:span text:style-name="Source_20_Text"><text:span text:style-name="T1">{% extends "base.html" %}</text:span></text:span></text:p>
            <text:p text:style-name="P15"><text:span text:style-name="Source_20_Text"><text:span text:style-name="T1">{% block content %}</text:span></text:span></text:p>
            <text:p text:style-name="P15"><text:span text:style-name="Source_20_Text"><text:span text:style-name="T1">{% endblock %}</text:span></text:span></text:p>
          </text:list-item>
          <text:list-item>
            <text:p text:style-name="P27"><text:span text:style-name="T2">Statikus fájlok hivatkozása:</text:span><text:span text:style-name="T1"> Képek, CSS és JS fájlok betöltéséhez használd az </text:span><text:span text:style-name="Source_20_Text"><text:span text:style-name="T1">url_for</text:span></text:span><text:span text:style-name="T1"> függvényt:</text:span></text:p>
            <text:p text:style-name="P22">HTML</text:p>
            <text:p text:style-name="P14"><text:span text:style-name="Source_20_Text"><text:span text:style-name="T1">&lt;link rel="stylesheet" href="{{ url_for('static', filename='css/style.css') }}"&gt;</text:span></text:span></text:p>
          </text:list-item>
        </text:list>
        <text:p text:style-name="P7"/>
      </text:section>
      <text:p text:style-name="Standard"/>
      <text:p text:style-name="Standard"/>
      <text:h text:style-name="Heading_20_1" text:outline-level="1"><text:soft-page-break/>🚀 Flask Pro Backend Kézikönyv</text:h>
      <text:h text:style-name="Heading_20_2" text:outline-level="2">1. Adatbázis Migráció (Flask-Migrate)</text:h>
      <text:p text:style-name="Text_20_body">Felejtsd el a <text:span text:style-name="Source_20_Text">db.create_all()</text:span> manuális hívogatását. A migrációkkal követhetővé válik az adatbázis sémájának változása.</text:p>
      <text:list text:style-name="L5">
        <text:list-item>
          <text:p text:style-name="P29"><text:span text:style-name="T6">Inicializálás (csak egyszer):</text:span> <text:span text:style-name="Source_20_Text">flask db init</text:span> (létrehozza a <text:span text:style-name="Source_20_Text">migrations</text:span> mappát).</text:p>
        </text:list-item>
        <text:list-item>
          <text:p text:style-name="P29"><text:span text:style-name="T6">Változások detektálása:</text:span> <text:span text:style-name="Source_20_Text">flask db migrate -m "User tábla módosítása"</text:span></text:p>
        </text:list-item>
        <text:list-item>
          <text:p text:style-name="P29"><text:span text:style-name="T6">Változások érvényesítése:</text:span> <text:span text:style-name="Source_20_Text">flask db upgrade</text:span></text:p>
        </text:list-item>
      </text:list>
      <text:h text:style-name="Heading_20_2" text:outline-level="2">2. Admin Felület (Flask-Admin)</text:h>
      <text:p text:style-name="Text_20_body">A <text:span text:style-name="Source_20_Text">/admin</text:span> útvonalon elérsz egy teljes értékű grafikus felületet az adatbázisodhoz.</text:p>
      <text:list text:style-name="L6">
        <text:list-item>
          <text:p text:style-name="P30">Itt tudsz manuálisan rekordokat létrehozni, törölni vagy módosítani.</text:p>
        </text:list-item>
        <text:list-item>
          <text:p text:style-name="P30"><text:span text:style-name="T6">Figyelem:</text:span> Éles környezetben ezt korlátozni kell (pl. <text:span text:style-name="Source_20_Text">is_admin</text:span> flag a User modellben), különben bárki belenyúlhat az adatokba!</text:p>
        </text:list-item>
      </text:list>
      <text:h text:style-name="Heading_20_2" text:outline-level="2">3. Naplózás (Logging)</text:h>
      <text:p text:style-name="Text_20_body">A <text:span text:style-name="Source_20_Text">print()</text:span> helyett használd az <text:span text:style-name="Source_20_Text">app.logger</text:span>-t a <text:span text:style-name="Source_20_Text">routes.py</text:span>-ban:</text:p>
      <text:p text:style-name="P28">Python</text:p>
      <text:p text:style-name="Preformatted_20_Text"><text:span text:style-name="Source_20_Text">from flask import current_app</text:span></text:p>
      <text:p text:style-name="Preformatted_20_Text"><text:span text:style-name="Source_20_Text">current_app.logger.info("Valaki belépett az oldalra!")</text:span></text:p>
      <text:p text:style-name="P16"><text:span text:style-name="Source_20_Text">current_app.logger.error("Hiba történt a fizetésnél!")</text:span></text:p>
      <text:p text:style-name="Text_20_body">A naplófájlokat a <text:span text:style-name="Source_20_Text">logs/flask_app.log</text:span> fájlban találod meg. A rendszer automatikusan "pörgeti" a fájlokat (RotatingHandler), így nem fogják betölteni a merevlemezedet.</text:p>
      <text:h text:style-name="Heading_20_2" text:outline-level="2">4. Automatizált tesztek (Pytest)</text:h>
      <text:p text:style-name="Text_20_body">A tesztek futtatásához csak add ki a parancsot a terminálban:</text:p>
      <text:p text:style-name="P28">Bash</text:p>
      <text:p text:style-name="P16"><text:span text:style-name="Source_20_Text">pytest</text:span></text:p>
      <text:p text:style-name="Text_20_body">Ez lefuttatja a <text:span text:style-name="Source_20_Text">tests/</text:span> mappában lévő összes ellenőrzést. Ez garantálja, hogy ha belenyúlsz a kódba, nem rontod el a meglévő funkciókat.</text:p>
      <text:h text:style-name="Heading_20_2" text:outline-level="2">5. Linux-specifikus tippek (Pop!_OS)</text:h>
      <text:list text:style-name="L7">
        <text:list-item>
          <text:p text:style-name="P31"><text:span text:style-name="T6">Aliasok:</text:span> Érdemes felvenni a <text:span text:style-name="Source_20_Text">.bashrc</text:span> vagy <text:span text:style-name="Source_20_Text">.zshrc</text:span> fájlodba egy aliast: <text:span text:style-name="Source_20_Text">alias runapp='source venv/bin/activate &amp;&amp; python run.py'</text:span>.</text:p>
        </text:list-item>
        <text:list-item>
          <text:p text:style-name="P31"><text:soft-page-break/><text:span text:style-name="T6">Környezeti változók:</text:span> Pop!_OS alatt a <text:span text:style-name="Source_20_Text">.env</text:span> fájlt a <text:span text:style-name="Source_20_Text">python-dotenv</text:span> csomag kezeli, de ha rendszerszinten akarod állítani, használd az <text:span text:style-name="Source_20_Text">export APP_ENV=production</text:span> parancso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22:27:00.735690729</meta:creation-date>
    <meta:generator>LibreOffice/24.2.7.2$Linux_X86_64 LibreOffice_project/420$Build-2</meta:generator>
    <dc:date>2026-04-04T23:56:07.317460291</dc:date>
    <meta:editing-duration>PT1H17M8S</meta:editing-duration>
    <meta:editing-cycles>3</meta:editing-cycles>
    <meta:document-statistic meta:table-count="0" meta:image-count="0" meta:object-count="0" meta:page-count="12" meta:paragraph-count="337" meta:word-count="1788" meta:character-count="15883" meta:non-whitespace-character-count="13285"/>
  </office:meta>
</office:document-meta>
</file>